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6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7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45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777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23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35331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95833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838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01760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99013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4315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1611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3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459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316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58000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9686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4590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06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156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20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30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55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4-58235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4-58235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184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19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17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901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8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450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246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7291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53870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871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701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38386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496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829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8822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326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350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1-99279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239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1-93260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93200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331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442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2017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9001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123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223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57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7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0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3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23998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02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53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3490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3490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009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9" office:value-type="string" calcext:value-type="string">
            <text:p>340-406989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1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461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80330818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18089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6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03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577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485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0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193541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34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042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7019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107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3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2588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9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9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52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5049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316662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1912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51-046788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56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 table:number-rows-repeated="30160">
          <table:table-cell table:style-name="ce1" table:number-columns-repeated="3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 table:number-rows-repeated="10166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3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10:10:13.28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5-01-29T10:10:43.609000000</dc:date>
    <meta:editing-cycles>171</meta:editing-cycles>
    <meta:editing-duration>P1DT7H43M3S</meta:editing-duration>
    <meta:print-date>2011-04-05T12:02:08.39</meta:print-date>
    <meta:document-statistic meta:table-count="3" meta:cell-count="6556" meta:object-count="0"/>
    <meta:user-defined meta:name="Info 1"/>
    <meta:user-defined meta:name="Info 2"/>
    <meta:user-defined meta:name="Info 3"/>
    <meta:user-defined meta:name="Info 4"/>
  </office:meta>
</office:document-meta>
</file>